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2" table:number-columns-repeated="9" table:default-cell-style-name="Default"/>
        <table:table-column table:style-name="co3" table:number-columns-repeated="3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32">
            <text:p>125032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7256.85449196119">
            <text:p>7256,85</text:p>
          </table:table-cell>
          <table:table-cell office:value-type="float" office:value="7145.18483251825">
            <text:p>7145,18</text:p>
          </table:table-cell>
          <table:table-cell office:value-type="float" office:value="7031.6582093917">
            <text:p>7031,66</text:p>
          </table:table-cell>
          <table:table-cell table:number-columns-repeated="8" office:value-type="float" office:value="6794.62496253549">
            <text:p>6794,62</text:p>
          </table:table-cell>
          <table:table-cell table:number-columns-repeated="9" office:value-type="float" office:value="6558.27274239828">
            <text:p>6558,27</text:p>
          </table:table-cell>
          <table:table-cell table:number-columns-repeated="39" office:value-type="float" office:value="6527.24946409909">
            <text:p>6527,2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599.62510195938">
            <text:p>6599,63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24829.643200827">
            <text:p>24829,64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/>
          <table:table-cell>
            <draw:frame table:end-cell-address="Sheet1.H31" table:end-x="1.503cm" table:end-y="0.314cm" draw:z-index="0" svg:width="22.551cm" svg:height="9.896cm" svg:x="0.155cm" svg:y="0.352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7:39:27</meta:creation-date>
    <dc:creator>Hugo Meyer</dc:creator>
    <dc:date>2007-12-26T18:05:41</dc:date>
    <dc:language>es-ES</dc:language>
    <meta:editing-cycles>2</meta:editing-cycles>
    <meta:editing-duration>PT4M16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3999996185303pt" style:font-family-asian="'Arial Unicode MS'" style:font-pitch-asian="variable" style:font-size-asian="18.3999996185303pt" style:font-family-complex="Tahoma" style:font-pitch-complex="variable" style:font-size-complex="18.3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Arial Unicode MS'" style:font-pitch-asian="variable" style:font-size-asian="9.89999961853027pt" style:font-family-complex="Tahoma" style:font-pitch-complex="variable" style:font-size-complex="9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999998092651pt" style:font-family-asian="'Arial Unicode MS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Arial Unicode MS'" style:font-pitch-asian="variable" style:font-size-asian="9.89999961853027pt" style:font-family-complex="Tahoma" style:font-pitch-complex="variable" style:font-size-complex="9.8999996185302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552cm" svg:height="9.897cm" chart:class="chart:scatter" chart:style-name="ch1">
        <chart:title svg:x="8.818cm" svg:y="0.196cm" chart:style-name="ch2">
          <text:p>Tiempo vs Costo</text:p>
        </chart:title>
        <chart:legend chart:legend-position="end" svg:x="20.75cm" svg:y="4.68cm" chart:style-name="ch3"/>
        <chart:plot-area chart:style-name="ch4" table:cell-range-address="Sheet1.$A$1:.$BH$2" chart:data-source-has-labels="column" chart:table-number-list="0" svg:x="0.45cm" svg:y="1.325cm" svg:width="19.401cm" svg:height="8.376cm">
          <chart:axis chart:dimension="x" chart:name="primary-x" chart:style-name="ch5">
            <chart:title svg:x="9.999cm" svg:y="9.186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5cm" svg:y="5.419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16">
                <text:p>5016</text:p>
              </table:table-cell>
              <table:table-cell office:value-type="float" office:value="10016">
                <text:p>10016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16">
                <text:p>45016</text:p>
              </table:table-cell>
              <table:table-cell office:value-type="float" office:value="50000">
                <text:p>50000</text:p>
              </table:table-cell>
              <table:table-cell office:value-type="float" office:value="55016">
                <text:p>55016</text:p>
              </table:table-cell>
              <table:table-cell office:value-type="float" office:value="60016">
                <text:p>60016</text:p>
              </table:table-cell>
              <table:table-cell office:value-type="float" office:value="65016">
                <text:p>65016</text:p>
              </table:table-cell>
              <table:table-cell office:value-type="float" office:value="70016">
                <text:p>70016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16">
                <text:p>85016</text:p>
              </table:table-cell>
              <table:table-cell office:value-type="float" office:value="90016">
                <text:p>90016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16">
                <text:p>110016</text:p>
              </table:table-cell>
              <table:table-cell office:value-type="float" office:value="115016">
                <text:p>115016</text:p>
              </table:table-cell>
              <table:table-cell office:value-type="float" office:value="120016">
                <text:p>120016</text:p>
              </table:table-cell>
              <table:table-cell office:value-type="float" office:value="125032">
                <text:p>125032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16">
                <text:p>140016</text:p>
              </table:table-cell>
              <table:table-cell office:value-type="float" office:value="145016">
                <text:p>145016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16">
                <text:p>165016</text:p>
              </table:table-cell>
              <table:table-cell office:value-type="float" office:value="170016">
                <text:p>170016</text:p>
              </table:table-cell>
              <table:table-cell office:value-type="float" office:value="175000">
                <text:p>175000</text:p>
              </table:table-cell>
              <table:table-cell office:value-type="float" office:value="180016">
                <text:p>180016</text:p>
              </table:table-cell>
              <table:table-cell office:value-type="float" office:value="185016">
                <text:p>185016</text:p>
              </table:table-cell>
              <table:table-cell office:value-type="float" office:value="190016">
                <text:p>190016</text:p>
              </table:table-cell>
              <table:table-cell office:value-type="float" office:value="195016">
                <text:p>195016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16">
                <text:p>215016</text:p>
              </table:table-cell>
              <table:table-cell office:value-type="float" office:value="220016">
                <text:p>220016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16">
                <text:p>250016</text:p>
              </table:table-cell>
              <table:table-cell office:value-type="float" office:value="255016">
                <text:p>255016</text:p>
              </table:table-cell>
              <table:table-cell office:value-type="float" office:value="260016">
                <text:p>260016</text:p>
              </table:table-cell>
              <table:table-cell office:value-type="float" office:value="265016">
                <text:p>265016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16">
                <text:p>280016</text:p>
              </table:table-cell>
              <table:table-cell office:value-type="float" office:value="285016">
                <text:p>285016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256.85449196119">
                <text:p>7256.85449196119</text:p>
              </table:table-cell>
              <table:table-cell office:value-type="float" office:value="7145.18483251825">
                <text:p>7145.18483251825</text:p>
              </table:table-cell>
              <table:table-cell office:value-type="float" office:value="7031.6582093917">
                <text:p>7031.6582093917</text:p>
              </table:table-cell>
              <table:table-cell office:value-type="float" office:value="6794.62496253549">
                <text:p>6794.62496253549</text:p>
              </table:table-cell>
              <table:table-cell office:value-type="float" office:value="6794.62496253549">
                <text:p>6794.62496253549</text:p>
              </table:table-cell>
              <table:table-cell office:value-type="float" office:value="6794.62496253549">
                <text:p>6794.62496253549</text:p>
              </table:table-cell>
              <table:table-cell office:value-type="float" office:value="6794.62496253549">
                <text:p>6794.62496253549</text:p>
              </table:table-cell>
              <table:table-cell office:value-type="float" office:value="6794.62496253549">
                <text:p>6794.62496253549</text:p>
              </table:table-cell>
              <table:table-cell office:value-type="float" office:value="6794.62496253549">
                <text:p>6794.62496253549</text:p>
              </table:table-cell>
              <table:table-cell office:value-type="float" office:value="6794.62496253549">
                <text:p>6794.62496253549</text:p>
              </table:table-cell>
              <table:table-cell office:value-type="float" office:value="6794.62496253549">
                <text:p>6794.62496253549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58.27274239828">
                <text:p>6558.27274239828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  <table:table-cell office:value-type="float" office:value="6527.24946409909">
                <text:p>6527.2494640990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